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21844*"/>
    </style:style>
    <style:style style:name="Table9.B" style:family="table-column">
      <style:table-column-properties style:rel-column-width="21844*"/>
    </style:style>
    <style:style style:name="Table9.C" style:family="table-column">
      <style:table-column-properties style:rel-column-width="21845*"/>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21844*"/>
    </style:style>
    <style:style style:name="Table10.B" style:family="table-column">
      <style:table-column-properties style:rel-column-width="21844*"/>
    </style:style>
    <style:style style:name="Table10.C" style:family="table-column">
      <style:table-column-properties style:rel-column-width="21845*"/>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16383*"/>
    </style:style>
    <style:style style:name="Table11.B" style:family="table-column">
      <style:table-column-properties style:rel-column-width="16383*"/>
    </style:style>
    <style:style style:name="Table11.C" style:family="table-column">
      <style:table-column-properties style:rel-column-width="16383*"/>
    </style:style>
    <style:style style:name="Table11.D" style:family="table-column">
      <style:table-column-properties style:rel-column-width="16383*"/>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6383*"/>
    </style:style>
    <style:style style:name="Table12.B" style:family="table-column">
      <style:table-column-properties style:rel-column-width="16383*"/>
    </style:style>
    <style:style style:name="Table12.C" style:family="table-column">
      <style:table-column-properties style:rel-column-width="16383*"/>
    </style:style>
    <style:style style:name="Table12.D" style:family="table-column">
      <style:table-column-properties style:rel-column-width="16383*"/>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21844*"/>
    </style:style>
    <style:style style:name="Table13.B" style:family="table-column">
      <style:table-column-properties style:rel-column-width="21844*"/>
    </style:style>
    <style:style style:name="Table13.C" style:family="table-column">
      <style:table-column-properties style:rel-column-width="21845*"/>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office:automatic-styles>
  <office:body>
    <office:text>
      <text:p text:style-name="Title">Berater Profil</text:p>
      <text:p text:style-name="Author">Dieter Eickstädt <text:a xlink:type="simple" xlink:href="mailto:consulting@deicon.de" office:name=""><text:span text:style-name="Definition">consulting@deicon.de</text:span></text:a></text:p>
      <text:p text:style-name="Date">2019-08-01</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Die in Projekten gesammelten Erfahrungen mit dort eingesetzter freier Software (Open Source) habe ich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Azure,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VMWare, ESXi</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span text:style-name="T2">Hibernate</text:span>, <text:span text:style-name="T2">Spring</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Eclipse</text:span></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ANT</text:span>, Gradle, <text:span text:style-name="T2">NPM</text:span>, CMake, Make</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Mercurial</text:span>,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Oracle</text:span>, <text:span text:style-name="T2">Sybase</text:span>, MySQL, MongoDB,<text:a xlink:type="simple" xlink:href="http://www.couchbase.com" office:name=""><text:span text:style-name="Definition"><text:span text:style-name="T2">Couchbase</text:span></text:span></text: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heute</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4">
        <text:list-item>
          <text:p text:style-name="P4">Optimierung des Speichermanagements im Framework</text:p>
        </text:list-item>
        <text:list-item>
          <text:p text:style-name="P4">Optimierung der RDBMS Zugriffsschicht (JAVA-Oracle)</text:p>
        </text:list-item>
        <text:list-item>
          <text:p text:style-name="P4">Parallelisierung einzelner Teiljobs</text:p>
        </text:list-item>
        <text:list-item>
          <text:p text:style-name="P4">Optimierung der Datenhaltung (Trigger, Indizes, Where-clauses)</text:p>
        </text:list-item>
      </text:list>
      <text:p text:style-name="First_20_paragraph"><text:span text:style-name="T2">Meine Aufgaben im Projekt:</text:span></text:p>
      <text:list text:style-name="L5">
        <text:list-item>
          <text:p text:style-name="P5">Verantwortlich für die Analyse von Performance Engpässen im <text:a xlink:type="simple" xlink:href="https://www.anubex.com" office:name=""><text:span text:style-name="Definition">Anubex</text:span></text:a> Framework</text:p>
        </text:list-item>
        <text:list-item>
          <text:p text:style-name="P5">Performace Profiling komplexer Batch Jobs <text:a xlink:type="simple" xlink:href="https://www.yourkit.com" office:name=""><text:span text:style-name="Definition">Yourkit Profiler</text:span></text:a></text:p>
        </text:list-item>
        <text:list-item>
          <text:p text:style-name="P5">Erarbeiten von Optimierungsansätzen</text:p>
        </text:list-item>
        <text:list-item>
          <text:p text:style-name="P5">Sparingspartner des externen Dienstleisters</text:p>
        </text:list-item>
        <text:list-item>
          <text:p text:style-name="P5">Review und Audit der gelieferten Sourcen</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text:a xlink:type="simple" xlink:href="https://www.anubex.com" office:name=""><text:span text:style-name="Definition">Anubex</text:span></text:a>, {ANUBDATATURN}, COBOL, Java</text:p>
          </table:table-cell>
          <table:table-cell table:style-name="Table6.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6.A1" office:value-type="string">
            <text:p text:style-name="Table_20_Contents">ORACLE 11</text:p>
          </table:table-cell>
          <table:table-cell table:style-name="Table6.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6">
        <text:list-item>
          <text:p text:style-name="P6">Verantwortlich für das technische Design und die Architektur des Teilsystems</text:p>
        </text:list-item>
        <text:list-item>
          <text:p text:style-name="P6">Integration des Open Source ISDA Simm Rechenkerns</text:p>
        </text:list-item>
        <text:list-item>
          <text:p text:style-name="P6">Entwurf und Implementierung einer Regel Engine</text:p>
        </text:list-item>
        <text:list-item>
          <text:p text:style-name="P6"><text:span text:style-name="T2">Implementierung automatisierter, Excel basierter, Akzeptanztests</text:span></text:p>
        </text:list-item>
        <text:list-item>
          <text:p text:style-name="P6">Umsetzung der fachlichen Komponenten</text:p>
        </text:list-item>
        <text:list-item>
          <text:p text:style-name="P6">Unterstützung des parallel entwickelten IM Dispute Tools</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7.A1" office:value-type="string">
            <text:p text:style-name="Table_20_Contents">IDEA, Powerdesigner</text:p>
          </table:table-cell>
          <table:table-cell table:style-name="Table7.A1" office:value-type="string">
            <text:p text:style-name="Table_20_Contents">Sybase ASE</text:p>
          </table:table-cell>
          <table:table-cell table:style-name="Table7.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7">
        <text:list-item>
          <text:p text:style-name="P7">Mitarbeit am Design und der Architektur des Gesamtsystems</text:p>
        </text:list-item>
        <text:list-item>
          <text:p text:style-name="P7">Refactoring der bestehenden Komponenten mit Blick auf OSGI und Services</text:p>
        </text:list-item>
        <text:list-item>
          <text:p text:style-name="P7">Implementierung einzelner fachlicher Komponenten</text:p>
        </text:list-item>
        <text:list-item>
          <text:p text:style-name="P7">Migration auf OSGI Container</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karaf.apache.org" office:name=""><text:span text:style-name="Definition">Karaf OSGI</text:span></text:a>, Spring, Camel, Hibernate, JPA</text:p>
          </table:table-cell>
          <table:table-cell table:style-name="Table8.A1" office:value-type="string">
            <text:p text:style-name="Table_20_Contents">IDEA, Powerdesigner</text:p>
          </table:table-cell>
          <table:table-cell table:style-name="Table8.A1" office:value-type="string">
            <text:p text:style-name="Table_20_Contents">Sybase ASE</text:p>
          </table:table-cell>
          <table:table-cell table:style-name="Table8.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8">
        <text:list-item>
          <text:p text:style-name="P8">Erarbeitung und Duchführen von Interviews mit den technischen Stakeholdern</text:p>
        </text:list-item>
        <text:list-item>
          <text:p text:style-name="P8">Review der Architektur</text:p>
        </text:list-item>
        <text:list-item>
          <text:p text:style-name="P8">Statische Code Analyse</text:p>
        </text:list-item>
        <text:list-item>
          <text:p text:style-name="P8">Performance Profiling am Testsystem</text:p>
        </text:list-item>
        <text:list-item>
          <text:p text:style-name="P8">Bewertung der Architektu mit Fokus auf "Fitness for Purpose" sowie "Fitness for Future"</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OS</text:p>
          </table:table-cell>
        </table:table-row>
        <table:table-row>
          <table:table-cell table:style-name="Table9.A1" office:value-type="string">
            <text:p text:style-name="Table_20_Contents">Java FX, Spring</text:p>
          </table:table-cell>
          <table:table-cell table:style-name="Table9.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9.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9">
        <text:list-item>
          <text:p text:style-name="P9">Erarbeitung und Duchführen von Interviews mit den technischen Stakeholdern</text:p>
        </text:list-item>
        <text:list-item>
          <text:p text:style-name="P9">Review der verteilten Architektur (Messaging, Desaster Recovery)</text:p>
        </text:list-item>
        <text:list-item>
          <text:p text:style-name="P9">Review gegen Best Practice Approach GigaSpaces</text:p>
        </text:list-item>
        <text:list-item>
          <text:p text:style-name="P9">Statische Code Analyse</text:p>
        </text:list-item>
        <text:list-item>
          <text:p text:style-name="P9">Bewertung der Architektur mit Blick auf "Fitness for Purpose" sowie "Fitness for Future"</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OS</text:p>
          </table:table-cell>
        </table:table-row>
        <table:table-row>
          <table:table-cell table:style-name="Table10.A1" office:value-type="string">
            <text:p text:style-name="Table_20_Contents">Java, JMS</text:p>
          </table:table-cell>
          <table:table-cell table:style-name="Table10.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0.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0">
        <text:list-item>
          <text:p text:style-name="P10">Mitarbeit an der Architektur des Gesamtsystems</text:p>
        </text:list-item>
        <text:list-item>
          <text:p text:style-name="P10">Entwurf des Task Konzepts (Benutzerinteraktion anhand von Workflows)</text:p>
        </text:list-item>
        <text:list-item>
          <text:p text:style-name="P10">Generische Persistenzschicht im Backend</text:p>
        </text:list-item>
        <text:list-item>
          <text:p text:style-name="P10">Generische Schnittstellen zum Frontend</text:p>
        </text:list-item>
        <text:list-item>
          <text:p text:style-name="P10"><text:span text:style-name="T2">Einführung eines automatisierten Testverfahrens für Fachtests</text:span></text:p>
        </text:list-item>
        <text:list-item>
          <text:p text:style-name="P10">Lead Developer</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Datenbank</text:p>
          </table:table-cell>
          <table:table-cell table:style-name="Table11.A1" office:value-type="string">
            <text:p text:style-name="Table_20_Contents">OS</text:p>
          </table:table-cell>
        </table:table-row>
        <table:table-row>
          <table:table-cell table:style-name="Table11.A1" office:value-type="string">
            <text:p text:style-name="Table_20_Contents">Java, JMS, JPA, OpenJPA</text:p>
          </table:table-cell>
          <table:table-cell table:style-name="Table11.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1.A1" office:value-type="string">
            <text:p text:style-name="Table_20_Contents">Sybase, Oracle</text:p>
          </table:table-cell>
          <table:table-cell table:style-name="Table11.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1">
        <text:list-item>
          <text:p text:style-name="P11">Analyse der asynchronen DB Persistenz des Herstellers</text:p>
        </text:list-item>
        <text:list-item>
          <text:p text:style-name="P11">Analyse der bestehenden Anwendung</text:p>
        </text:list-item>
        <text:list-item>
          <text:p text:style-name="P11">Umsetzung einer Testinstallation</text:p>
        </text:list-item>
        <text:list-item>
          <text:p text:style-name="P11">Ausführen von Last Tests und Benchmarking Asynch / Synch DB Persistenz</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Datenbank</text:p>
          </table:table-cell>
          <table:table-cell table:style-name="Table12.A1" office:value-type="string">
            <text:p text:style-name="Table_20_Contents">OS</text:p>
          </table:table-cell>
        </table:table-row>
        <table:table-row>
          <table:table-cell table:style-name="Table12.A1" office:value-type="string">
            <text:p text:style-name="Table_20_Contents">Java, JMS</text:p>
          </table:table-cell>
          <table:table-cell table:style-name="Table12.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2.A1" office:value-type="string">
            <text:p text:style-name="Table_20_Contents">Sybase, Oracle</text:p>
          </table:table-cell>
          <table:table-cell table:style-name="Table12.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2">
        <text:list-item>
          <text:p text:style-name="P12">Entwickler einzelner Workflow (Konzept im Online Banking Framwork der Sparkassen)</text:p>
        </text:list-item>
        <text:list-item>
          <text:p text:style-name="P12">Koordination mit Backend Entwicklern bzgl. Fachspezifikation</text:p>
        </text:list-item>
        <text:list-item>
          <text:p text:style-name="P12">Implementierung Frontend Oberflächen</text:p>
        </text:list-item>
        <text:list-item>
          <text:p text:style-name="P12">Anbindung Host Prozesse CICS / PMS</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OS</text:p>
          </table:table-cell>
        </table:table-row>
        <table:table-row>
          <table:table-cell table:style-name="Table13.A1" office:value-type="string">
            <text:p text:style-name="Table_20_Contents">FI Framework (Struts, Workflow Engine, Spring), JSP, HBCI, FinTS</text:p>
          </table:table-cell>
          <table:table-cell table:style-name="Table13.A1" office:value-type="string">
            <text:p text:style-name="Table_20_Contents">Eclipse</text:p>
          </table:table-cell>
          <table:table-cell table:style-name="Table13.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3">
        <text:list-item>
          <text:p text:style-name="P13">Technical Architect / Web Service Infrastruktur</text:p>
        </text:list-item>
        <text:list-item>
          <text:p text:style-name="P13">Aufbau einer Web Service Infrastruktur / Integration in bestehendes Framework</text:p>
        </text:list-item>
        <text:list-item>
          <text:p text:style-name="P13">Code Generator für REST / JSON Web Services</text:p>
        </text:list-item>
        <text:list-item>
          <text:p text:style-name="P13">Anbindung an Nachrichtendienste (Push) Apple, Google, Microsoft</text:p>
        </text:list-item>
        <text:list-item>
          <text:p text:style-name="P13">Anbindung Host Prozesse CICS / PMS</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OS</text:p>
          </table:table-cell>
        </table:table-row>
        <table:table-row>
          <table:table-cell table:style-name="Table14.A1" office:value-type="string">
            <text:p text:style-name="Table_20_Contents">FI Framework (Struts, Workflow Engine, Spring), JSP, HBCI, FinTS</text:p>
          </table:table-cell>
          <table:table-cell table:style-name="Table14.A1" office:value-type="string">
            <text:p text:style-name="Table_20_Contents">Eclipse, Code Generator Templating</text:p>
          </table:table-cell>
          <table:table-cell table:style-name="Table14.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4">
        <text:list-item>
          <text:p text:style-name="P14">Technical Architect / Infrastructure</text:p>
        </text:list-item>
        <text:list-item>
          <text:p text:style-name="P14">Map Reduce Implementierung</text:p>
        </text:list-item>
        <text:list-item>
          <text:p text:style-name="P14">Integration der C++ Rechenkerne via <text:a xlink:type="simple" xlink:href="http://hessian.caucho.com/" office:name=""><text:span text:style-name="Definition">Hessian Binary Protocol</text:span></text:a></text:p>
        </text:list-item>
        <text:list-item>
          <text:p text:style-name="P14">Verantwortung des Teilprojekts „Framework“</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text:a xlink:type="simple" xlink:href="https://hazelcast.com" office:name=""><text:span text:style-name="Definition">Hazelcast InMemory Computing</text:span></text:a>, JMS, Map-Reduce, C++, STL, JNI, Java</text:p>
          </table:table-cell>
          <table:table-cell table:style-name="Table15.A1" office:value-type="string">
            <text:p text:style-name="Table_20_Contents">Eclipse</text:p>
          </table:table-cell>
          <table:table-cell table:style-name="Table15.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5">
        <text:list-item>
          <text:p text:style-name="P15">Technical Architect / Infrastructure</text:p>
        </text:list-item>
        <text:list-item>
          <text:p text:style-name="P15">Erweiterung der Marktdatenversorgung (Zeitreihen, Java, C++)</text:p>
        </text:list-item>
        <text:list-item>
          <text:p text:style-name="P15">Anpassung des C++ Rechenkerns</text:p>
        </text:list-item>
        <text:list-item>
          <text:p text:style-name="P15">Erweiterung des JNI Layers (Java / Rechenkern)</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JMS, C++, STL, JNI, Java, <text:a xlink:type="simple" xlink:href="http://activemq.apache.org/" office:name=""><text:span text:style-name="Definition">Apache ActiveMQ</text:span></text:a></text:p>
          </table:table-cell>
          <table:table-cell table:style-name="Table16.A1" office:value-type="string">
            <text:p text:style-name="Table_20_Contents">Eclipse, Visual Studio</text:p>
          </table:table-cell>
          <table:table-cell table:style-name="Table16.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16">
        <text:list-item>
          <text:p text:style-name="P16">Performance Optimierung</text:p>
        </text:list-item>
        <text:list-item>
          <text:p text:style-name="P16">Code Review / Refactoring</text:p>
        </text:list-item>
        <text:list-item>
          <text:p text:style-name="P16">Coaching der internen Mitarbeiter</text:p>
        </text:list-item>
        <text:list-item>
          <text:p text:style-name="P16">Fehleranalyse und Behebung</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text:a xlink:type="simple" xlink:href="https://www.jarchitect.com" office:name=""><text:span text:style-name="Definition">JArchitect</text:span></text:a>, JProfile, JUnit</text:p>
          </table:table-cell>
          <table:table-cell table:style-name="Table17.A1" office:value-type="string">
            <text:p text:style-name="Table_20_Contents">Eclipse, Web Sphere Application Server</text:p>
          </table:table-cell>
          <table:table-cell table:style-name="Table17.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17">
        <text:list-item>
          <text:p text:style-name="P17">Planung der Veranstaltung</text:p>
        </text:list-item>
        <text:list-item>
          <text:p text:style-name="P17">Grobentwurf der Agenda</text:p>
        </text:list-item>
        <text:list-item>
          <text:p text:style-name="P17">Motivation der Vortragenden</text:p>
        </text:list-item>
        <text:list-item>
          <text:p text:style-name="P17">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18">
        <text:list-item>
          <text:p text:style-name="P18">Technical Architect, Design des Simulationskerns</text:p>
        </text:list-item>
        <text:list-item>
          <text:p text:style-name="P18">Implementierung des Simulators</text:p>
        </text:list-item>
        <text:list-item>
          <text:p text:style-name="P18">Coaching der internen Mitarbeiter</text:p>
        </text:list-item>
        <text:list-item>
          <text:p text:style-name="P18">Entwurf einer Domain Specific Language DSL (auf Basis Groovy)</text:p>
        </text:list-item>
        <text:list-item>
          <text:p text:style-name="P18">Integration der Simulation mit den beteiligten Klientensystemen</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Java, Spring, Hibernate, Groovy, db4o (Object Datenbank, deprecated)</text:p>
          </table:table-cell>
          <table:table-cell table:style-name="Table18.A1" office:value-type="string">
            <text:p text:style-name="Table_20_Contents">Code Generierung OWA, WebSphere App Server</text:p>
          </table:table-cell>
          <table:table-cell table:style-name="Table18.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19">
        <text:list-item>
          <text:p text:style-name="P19">Ausarbeitung der Trainingsunterlagen</text:p>
        </text:list-item>
        <text:list-item>
          <text:p text:style-name="P19">Ausarbeitung der Übungsaufgaben</text:p>
        </text:list-item>
        <text:list-item>
          <text:p text:style-name="P19">Durchführung der Schulung</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Java, Spring, Hibernate</text:p>
          </table:table-cell>
          <table:table-cell table:style-name="Table19.A1" office:value-type="string">
            <text:p text:style-name="Table_20_Contents">FRAME Commerzbank Framework, <text:a xlink:type="simple" xlink:href="https://wiki.eclipse.org/OAW" office:name=""><text:span text:style-name="Definition">Open Architecture Ware</text:span></text:a></text:p>
          </table:table-cell>
          <table:table-cell table:style-name="Table19.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0">
        <text:list-item>
          <text:p text:style-name="P20">Implementierung Risk Calculation Engine</text:p>
        </text:list-item>
        <text:list-item>
          <text:p text:style-name="P20">Monte Carlo Simulation</text:p>
        </text:list-item>
        <text:list-item>
          <text:p text:style-name="P20">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1">
        <text:list-item>
          <text:p text:style-name="P21">Implementierung Risk Calculation Engine</text:p>
        </text:list-item>
        <text:list-item>
          <text:p text:style-name="P21">Umbau RMI basiertes Cluster auf Nachrichten Middleware</text:p>
        </text:list-item>
        <text:list-item>
          <text:p text:style-name="P21">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2">
        <text:list-item>
          <text:p text:style-name="P22">Umbau des monolitischen Rechenkerns zu Cluster auf RMI Basis</text:p>
        </text:list-item>
        <text:list-item>
          <text:p text:style-name="P22">Fachliche Erweiterungen (Credit Spreads und Energy Trading)</text:p>
        </text:list-item>
        <text:list-item>
          <text:p text:style-name="P22">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3">
        <text:list-item>
          <text:p text:style-name="P23">Erweiterung des produktiven Pricing Servers</text:p>
        </text:list-item>
        <text:list-item>
          <text:p text:style-name="P23">Refactorings</text:p>
        </text:list-item>
        <text:list-item>
          <text:p text:style-name="P23">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4">
        <text:list-item>
          <text:p text:style-name="P24">Projektleitung</text:p>
        </text:list-item>
        <text:list-item>
          <text:p text:style-name="P24">Design und Entwurf Reporting Portal</text:p>
        </text:list-item>
        <text:list-item>
          <text:p text:style-name="P24">Analyse historischer Datenquellen</text:p>
        </text:list-item>
        <text:list-item>
          <text:p text:style-name="P24">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5">
        <text:list-item>
          <text:p text:style-name="P25">Entwurf und Implementierung des Szenario Moduls</text:p>
        </text:list-item>
        <text:list-item>
          <text:p text:style-name="P25">Analyse der notewendigen Stammdaten aus SAP</text:p>
        </text:list-item>
        <text:list-item>
          <text:p text:style-name="P25">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26">
        <text:list-item>
          <text:p text:style-name="P26">Coaching in OOA/OOD mit UML Werkzeugen (TogehterJ)</text:p>
        </text:list-item>
        <text:list-item>
          <text:p text:style-name="P26">Aufbau einer Architekturrichtlinie</text:p>
        </text:list-item>
        <text:list-item>
          <text:p text:style-name="P26">Entwicklung von Coding Styleguides</text:p>
        </text:list-item>
        <text:list-item>
          <text:p text:style-name="P26">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27">
        <text:list-item>
          <text:p text:style-name="P27">Teamleitung der 5 Entwickler</text:p>
        </text:list-item>
        <text:list-item>
          <text:p text:style-name="P27">Anaylse und Entwurf der Server Komponenten</text:p>
        </text:list-item>
        <text:list-item>
          <text:p text:style-name="P27">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28">
        <text:list-item>
          <text:p text:style-name="P28">Mitarbeit am neuen LDAP Tree</text:p>
        </text:list-item>
        <text:list-item>
          <text:p text:style-name="P28">Review von Systemarchitekturen</text:p>
        </text:list-item>
        <text:list-item>
          <text:p text:style-name="P28">Coaching von Projektmitarbeitern</text:p>
        </text:list-item>
        <text:list-item>
          <text:p text:style-name="P28">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29">
        <text:list-item>
          <text:p text:style-name="P29">Entwicklung von Server Komponenten</text:p>
        </text:list-item>
        <text:list-item>
          <text:p text:style-name="P29">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0">
        <text:list-item>
          <text:p text:style-name="P30">Design und Implementierung von Server Komponenten</text:p>
        </text:list-item>
        <text:list-item>
          <text:p text:style-name="P30">Entwicklung des eigenen Applikationsservers</text:p>
        </text:list-item>
        <text:list-item>
          <text:p text:style-name="P30">Umsetzung von Projektdiagrammen in Java für den Browser</text:p>
        </text:list-item>
        <text:list-item>
          <text:p text:style-name="P30">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1">
        <text:list-item>
          <text:p text:style-name="P31">Schulung der neuen Oracle Mitarbeiter</text:p>
        </text:list-item>
        <text:list-item>
          <text:p text:style-name="P31">Pl/SQL</text:p>
        </text:list-item>
        <text:list-item>
          <text:p text:style-name="P31">HTML</text:p>
        </text:list-item>
        <text:list-item>
          <text:p text:style-name="P31">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2">
        <text:list-item>
          <text:p text:style-name="P32">Coaching von Entwicklerteams zu Projektstart</text:p>
        </text:list-item>
        <text:list-item>
          <text:p text:style-name="P32">Begleiten des Einsatzes von CASE Werkzeugen in Kundenprojekten</text:p>
        </text:list-item>
        <text:list-item>
          <text:p text:style-name="P32">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 Profil</dc:title>
  </office:meta>
</office:document-meta>
</file>